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4EBA4B0E9302827D.png" manifest:media-type="image/png"/>
  <manifest:file-entry manifest:full-path="Pictures/10000201000001B00000012079265083B2680451.png" manifest:media-type="image/png"/>
  <manifest:file-entry manifest:full-path="Pictures/10000201000001B0000001202BFFD3D3CB0AB6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5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72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cm" svg:height="5.97cm" svg:x="1.6cm" svg:y="19cm">
            <draw:image xlink:href="Pictures/10000201000001B0000001202BFFD3D3CB0AB6B6.png" xlink:type="simple" xlink:show="embed" xlink:actuate="onLoad" loext:mime-type="image/png">
              <text:p/>
            </draw:image>
          </draw:frame>
          <draw:frame draw:style-name="gr2" draw:text-style-name="P1" draw:layer="layout" svg:width="10cm" svg:height="5.9cm" svg:x="11.6cm" svg:y="12.6cm">
            <draw:image xlink:href="Pictures/10000201000001B00000012079265083B2680451.png" xlink:type="simple" xlink:show="embed" xlink:actuate="onLoad" loext:mime-type="image/png">
              <text:p/>
            </draw:image>
          </draw:frame>
          <draw:frame draw:style-name="gr1" draw:text-style-name="P1" draw:layer="layout" svg:width="10cm" svg:height="5.97cm" svg:x="1.6cm" svg:y="12.5cm">
            <draw:image xlink:href="Pictures/10000201000001B0000001204EBA4B0E9302827D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9:04:21.446097655</meta:creation-date>
    <dc:date>2022-01-16T19:09:28.071462697</dc:date>
    <meta:editing-duration>PT5M6S</meta:editing-duration>
    <meta:editing-cycles>2</meta:editing-cycles>
    <meta:generator>LibreOffice/6.4.7.2$Linux_X86_64 LibreOffice_project/40$Build-2</meta:generator>
    <meta:document-statistic meta:object-count="4"/>
  </office:meta>
</office:document-meta>
</file>